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officeooo:paragraph-rsid="0011c218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officeooo:paragraph-rsid="0011c218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officeooo:paragraph-rsid="0011c218" style:font-name-asian="Tahoma1" style:font-size-asian="12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style:text-underline-style="solid" style:text-underline-width="auto" style:text-underline-color="font-color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style:text-underline-style="solid" style:text-underline-width="auto" style:text-underline-color="font-color" officeooo:paragraph-rsid="0011c218" style:font-name-asian="Tahoma1" style:font-size-asian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style:text-underline-style="solid" style:text-underline-width="auto" style:text-underline-color="font-color" officeooo:paragraph-rsid="0011c218" style:font-name-asian="Tahoma1" style:font-size-asian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style:text-underline-style="solid" style:text-underline-width="auto" style:text-underline-color="font-color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officeooo:paragraph-rsid="0011c218" style:font-name-asian="Tahoma1" style:font-size-asian="12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0080" style:font-name="Tahoma" fo:font-size="12pt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officeooo:paragraph-rsid="0011c218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officeooo:rsid="0011c218" officeooo:paragraph-rsid="0011c218" fo:hyphenate="false" fo:hyphenation-remain-char-count="2" fo:hyphenation-push-char-count="2"/>
    </style:style>
    <style:style style:name="P12" style:family="paragraph" style:parent-style-name="Standard" style:master-page-name="Standard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vertical-align="auto" style:writing-mode="lr-tb"/>
      <style:text-properties officeooo:paragraph-rsid="0011c218" fo:hyphenate="false" fo:hyphenation-remain-char-count="2" fo:hyphenation-push-char-count="2"/>
    </style:style>
    <style:style style:name="P13" style:family="paragraph" style:parent-style-name="Standard" style:list-style-name="L1">
      <style:paragraph-properties fo:text-align="justify" style:justify-single-word="false" fo:orphans="2" fo:widows="2" fo:hyphenation-ladder-count="no-limit" style:vertical-align="auto" style:writing-mode="lr-tb">
        <style:tab-stops/>
      </style:paragraph-properties>
      <style:text-properties fo:font-weight="normal" officeooo:paragraph-rsid="0011c218" style:font-weight-asian="normal" style:font-weight-complex="normal" fo:hyphenate="false" fo:hyphenation-remain-char-count="2" fo:hyphenation-push-char-count="2"/>
    </style:style>
    <style:style style:name="P14" style:family="paragraph" style:parent-style-name="Standard" style:list-style-name="L1">
      <style:paragraph-properties fo:text-align="justify" style:justify-single-word="false" fo:orphans="2" fo:widows="2" fo:hyphenation-ladder-count="no-limit" style:vertical-align="auto" style:writing-mode="lr-tb">
        <style:tab-stops/>
      </style:paragraph-properties>
      <style:text-properties officeooo:paragraph-rsid="0011c218" fo:hyphenate="false" fo:hyphenation-remain-char-count="2" fo:hyphenation-push-char-count="2"/>
    </style:style>
    <style:style style:name="P15" style:family="paragraph" style:parent-style-name="Standard">
      <style:paragraph-properties fo:margin-left="1.27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0080" style:font-name="Tahoma" fo:font-size="12pt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16" style:family="paragraph" style:parent-style-name="Standard">
      <style:paragraph-properties fo:margin-left="1.27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officeooo:paragraph-rsid="0011c218" style:font-name-asian="Tahoma1" style:font-size-asian="12pt" fo:hyphenate="false" fo:hyphenation-remain-char-count="2" fo:hyphenation-push-char-count="2"/>
    </style:style>
    <style:style style:name="T1" style:family="text">
      <style:text-properties style:font-name="Tahoma" fo:font-size="11pt" style:font-name-asian="Tahoma1" style:font-size-asian="11pt"/>
    </style:style>
    <style:style style:name="T2" style:family="text">
      <style:text-properties style:font-name="Tahoma" fo:font-size="18pt" fo:font-weight="bold" style:font-name-asian="Tahoma1" style:font-size-asian="18pt" style:font-weight-asian="bold"/>
    </style:style>
    <style:style style:name="T3" style:family="text">
      <style:text-properties style:font-name="Tahoma" fo:font-size="9pt" fo:language="es" fo:country="PE" fo:font-weight="bold" style:font-name-asian="Tahoma1" style:font-size-asian="9pt" style:font-weight-asian="bold"/>
    </style:style>
    <style:style style:name="T4" style:family="text">
      <style:text-properties style:font-name="Tahoma" fo:font-size="12pt" fo:language="es" fo:country="PE" style:font-name-asian="Tahoma1" style:font-size-asian="12pt"/>
    </style:style>
    <style:style style:name="T5" style:family="text">
      <style:text-properties style:font-name="Tahoma" fo:font-size="12pt" fo:language="es" fo:country="PE" officeooo:rsid="0004d226" style:font-name-asian="Tahoma1" style:font-size-asian="12pt"/>
    </style:style>
    <style:style style:name="T6" style:family="text">
      <style:text-properties style:font-name="Tahoma" fo:font-size="12pt" fo:language="es" fo:country="PE" style:text-underline-style="solid" style:text-underline-width="auto" style:text-underline-color="font-color" fo:font-weight="bold" style:font-name-asian="Tahoma1" style:font-size-asian="12pt" style:font-weight-asian="bold"/>
    </style:style>
    <style:style style:name="T7" style:family="text">
      <style:text-properties style:font-name="Tahoma" fo:font-size="12pt" style:text-underline-style="solid" style:text-underline-width="auto" style:text-underline-color="font-color" fo:font-weight="bold" style:font-name-asian="Tahoma1" style:font-size-asian="12pt" style:font-weight-asian="bold"/>
    </style:style>
    <style:style style:name="T8" style:family="text">
      <style:text-properties style:font-name="Tahoma" fo:font-size="12pt" style:font-name-asian="Tahoma1" style:font-size-asian="12pt"/>
    </style:style>
    <style:style style:name="T9" style:family="text">
      <style:text-properties fo:color="#000080" style:font-name="Tahoma" fo:font-size="12pt" fo:language="es" fo:country="PE" style:text-underline-style="solid" style:text-underline-width="auto" style:text-underline-color="font-color" style:font-name-asian="Tahoma1" style:font-size-asian="12pt" style:language-asian="zxx" style:country-asian="none"/>
    </style:style>
    <style:style style:name="T10" style:family="text">
      <style:text-properties fo:color="#000080" style:font-name="Tahoma" fo:font-size="12pt" fo:language="es" fo:country="PE" fo:font-weight="bold" officeooo:rsid="0004d226" style:font-name-asian="Tahoma1" style:font-size-asian="12pt" style:font-weight-asian="bold"/>
    </style:style>
    <style:style style:name="T11" style:family="text">
      <style:text-properties fo:color="#000080" style:font-name="Tahoma" fo:font-size="12pt" fo:font-weight="bold" style:font-name-asian="Tahoma1" style:font-size-asian="12pt" style:font-weight-asian="bold"/>
    </style:style>
    <style:style style:name="T12" style:family="text">
      <style:text-properties fo:color="#000080" style:font-name="Tahoma" fo:font-size="12pt" style:font-name-asian="Tahoma1" style:font-size-asian="12pt"/>
    </style:style>
    <style:style style:name="T13" style:family="text">
      <style:text-properties fo:color="#000080" style:font-name="Tahoma" fo:font-size="12pt" fo:font-weight="normal" style:font-name-asian="Tahoma1" style:font-size-asian="12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PATRICIA ARAKAWA YAGI</text:span></text:p>
      <text:p text:style-name="P2"/>
      <text:p text:style-name="P2"><text:span text:style-name="T3">patyarakawa.com</text:span></text:p>
      <text:p text:style-name="P2"><text:span text:style-name="T4">Cel. 966965261</text:span></text:p>
      <text:p text:style-name="P2"><text:a xlink:type="simple" xlink:href="mailto:paty.arakawa@gmail.com" text:style-name="Internet_20_link" text:visited-style-name="Visited_20_Internet_20_Link"><text:span text:style-name="T9">paty.arakawa@gmail.com</text:span></text:a></text:p>
      <text:p text:style-name="P2"><text:span text:style-name="T4">25 de mayo 1990</text:span></text:p>
      <text:p text:style-name="P3"/>
      <text:p text:style-name="P1"><text:span text:style-name="T4">Desarrolladora Frontend. Egresada de Laboratoria con interés en iniciativas de economía de colaborativa. Estudiante de Matemática en </text:span><text:span text:style-name="T5">la</text:span><text:span text:style-name="T4"> UNMSM.</text:span></text:p>
      <text:p text:style-name="P6"/>
      <text:p text:style-name="P8"/>
      <text:p text:style-name="P1"><text:span text:style-name="T7">E</text:span><text:span text:style-name="T6">XPERIENCIA LABORAL</text:span></text:p>
      <text:p text:style-name="P7"/>
      <text:p text:style-name="P4"/>
      <text:p text:style-name="P1"><text:span text:style-name="T11">MOVIVAN</text:span></text:p>
      <text:p text:style-name="P9"/>
      <text:p text:style-name="P1"><text:span text:style-name="T8">Fecha: <text:s text:c="28"/>Julio 2016 - Presente</text:span></text:p>
      <text:p text:style-name="P1"><text:span text:style-name="T8">Puesto: <text:s text:c="27"/>Desarrollo Frontend</text:span></text:p>
      <text:p text:style-name="P11"><text:span text:style-name="T8">Tecnologías:<text:tab/><text:tab/> <text:s/>Nodejs, Sailsjs, Jquery, Mysql, Mongodb, Bootstrap, <text:tab/><text:tab/><text:tab/><text:tab/><text:tab/> <text:s/>Foundation, Ejs</text:span></text:p>
      <text:p text:style-name="P8"/>
      <text:p text:style-name="P1"><text:span text:style-name="T11">WAPOSAT</text:span></text:p>
      <text:p text:style-name="P9"/>
      <text:p text:style-name="P1"><text:span text:style-name="T8">Fecha: <text:s text:c="28"/>Diciembre 2016 – Enero 2017</text:span></text:p>
      <text:p text:style-name="P1"><text:span text:style-name="T8">Puesto: <text:s text:c="27"/>Freelancer – Desarrollo Frontend</text:span></text:p>
      <text:p text:style-name="P8"/>
      <text:p text:style-name="P1"><text:span text:style-name="T11">MARINA GAS S.A.C.</text:span></text:p>
      <text:p text:style-name="P9"/>
      <text:p text:style-name="P1"><text:span text:style-name="T8">Fecha: <text:s text:c="28"/>Septiembre 2013 - Enero 2016</text:span></text:p>
      <text:p text:style-name="P1"><text:span text:style-name="T8">Puesto: <text:s text:c="27"/>Asistente de Administración</text:span></text:p>
      <text:p text:style-name="P8"/>
      <text:p text:style-name="P8"/>
      <text:p text:style-name="P1"><text:span text:style-name="T6">FORMACIÓN ACADÉMICA</text:span></text:p>
      <text:p text:style-name="P5"/>
      <text:p text:style-name="P1"><text:span text:style-name="T4">Institución<text:tab/><text:tab/>:<text:tab/></text:span><text:span text:style-name="T11">Laboratoria</text:span></text:p>
      <text:p text:style-name="P1"><text:span text:style-name="T4">Especialidad<text:tab/>:<text:tab/>Desarrollo Frontend</text:span></text:p>
      <text:p text:style-name="P1"><text:span text:style-name="T4">Fecha<text:tab/><text:tab/><text:tab/>:<text:tab/>2016 (Graduada)</text:span></text:p>
      <text:p text:style-name="P5"/>
      <text:p text:style-name="P1"><text:span text:style-name="T4">Institución<text:tab/><text:tab/>:<text:tab/></text:span><text:span text:style-name="T11">Cibertec</text:span></text:p>
      <text:p text:style-name="P1"><text:span text:style-name="T4">Especialidad<text:tab/>:<text:tab/>Computación e Informática (</text:span><text:span text:style-name="T5">3er</text:span><text:span text:style-name="T4"> c</text:span><text:span text:style-name="T5">iclo inconcl.</text:span><text:span text:style-name="T4">)</text:span></text:p>
      <text:p text:style-name="P3"/>
      <text:p text:style-name="P1"><text:span text:style-name="T4">Institución<text:tab/><text:tab/>:<text:tab/></text:span><text:span text:style-name="T10">UNMSM</text:span></text:p>
      <text:p text:style-name="P1"><text:span text:style-name="T4">Especialidad<text:tab/>:<text:tab/>Matemática</text:span></text:p>
      <text:p text:style-name="P1"><text:span text:style-name="T4">Fecha<text:tab/><text:tab/><text:tab/>:<text:tab/>Actualidad (Séptimo ciclo)</text:span></text:p>
      <text:p text:style-name="P8"/>
      <text:p text:style-name="P1"><text:span text:style-name="T4">Institución<text:tab/><text:tab/>:<text:tab/></text:span><text:span text:style-name="T11">CNMx Telésforo Catacora – Santa Clara</text:span></text:p>
      <text:p text:style-name="P1"><text:span text:style-name="T4">Fecha<text:tab/><text:tab/><text:tab/>:<text:tab/>2002-2006 (Primer Puesto General)</text:span></text:p>
      <text:p text:style-name="P8"/>
      <text:p text:style-name="P8"/>
      <text:p text:style-name="P8"/>
      <text:p text:style-name="P8"/>
      <text:p text:style-name="P1"><text:soft-page-break/><text:span text:style-name="T6">OTRAS ACTIVIDADES</text:span></text:p>
      <text:p text:style-name="P9"/>
      <text:list xml:id="list6035664074639527134" text:style-name="L1">
        <text:list-item>
          <text:p text:style-name="P13"><text:span text:style-name="T12">Miembro coach de la comunidad de tecnología «MakerLab» (2016)</text:span></text:p>
        </text:list-item>
        <text:list-item>
          <text:p text:style-name="P14"><text:span text:style-name="T13">Participación en Startup Weekend 2015 (3er Puesto, iniciativa TuMicro.pe)</text:span><text:span text:style-name="T11"><text:tab/><text:tab/></text:span></text:p>
        </text:list-item>
      </text:list>
      <text:p text:style-name="P15"/>
      <text:p text:style-name="P15"/>
      <text:p text:style-name="P10"><text:span text:style-name="T1">Referencias a solicitud.</text:span></text:p>
      <text:p text:style-name="P16"/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4:21:40.927560423</meta:creation-date>
    <dc:date>2018-08-28T04:27:16.869733388</dc:date>
    <meta:editing-duration>PT5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146" meta:character-count="1277" meta:non-whitespace-character-count="974"/>
  </office:meta>
</office:document-meta>
</file>